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officeooo:paragraph-rsid="001b4f93"/>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1c7125"/>
    </style:style>
    <style:style style:name="P4" style:family="paragraph" style:parent-style-name="Text_20_body">
      <style:paragraph-properties fo:text-align="justify" style:justify-single-word="false"/>
      <style:text-properties officeooo:paragraph-rsid="001f29ec"/>
    </style:style>
    <style:style style:name="P5" style:family="paragraph" style:parent-style-name="Text_20_body">
      <style:paragraph-properties fo:text-align="start" style:justify-single-word="false"/>
      <style:text-properties officeooo:paragraph-rsid="001b4f93"/>
    </style:style>
    <style:style style:name="P6" style:family="paragraph" style:parent-style-name="Text_20_body">
      <style:paragraph-properties fo:text-align="start" style:justify-single-word="false"/>
      <style:text-properties officeooo:paragraph-rsid="001c7125"/>
    </style:style>
    <style:style style:name="P7" style:family="paragraph" style:parent-style-name="Text_20_body">
      <style:paragraph-properties fo:text-align="justify" style:justify-single-word="false"/>
      <style:text-properties fo:font-size="11pt" officeooo:paragraph-rsid="001b4f93" style:font-size-asian="11pt" style:font-size-complex="11pt"/>
    </style:style>
    <style:style style:name="P8" style:family="paragraph" style:parent-style-name="Text_20_body">
      <style:text-properties officeooo:paragraph-rsid="001b4f93"/>
    </style:style>
    <style:style style:name="P9" style:family="paragraph" style:parent-style-name="Text_20_body">
      <style:paragraph-properties fo:margin-left="0cm" fo:margin-right="0cm" fo:text-indent="0cm" style:auto-text-indent="false"/>
      <style:text-properties officeooo:paragraph-rsid="001b4f93"/>
    </style:style>
    <style:style style:name="P10" style:family="paragraph" style:parent-style-name="Text_20_body">
      <style:paragraph-properties fo:text-align="justify" style:justify-single-word="false"/>
      <style:text-properties officeooo:rsid="001c7125" officeooo:paragraph-rsid="001c7125"/>
    </style:style>
    <style:style style:name="P11" style:family="paragraph" style:parent-style-name="Text_20_body">
      <style:paragraph-properties fo:text-align="start" style:justify-single-word="false"/>
      <style:text-properties officeooo:rsid="001c7125" officeooo:paragraph-rsid="001c7125"/>
    </style:style>
    <style:style style:name="P12" style:family="paragraph" style:parent-style-name="Text_20_body">
      <style:text-properties officeooo:paragraph-rsid="001c7125"/>
    </style:style>
    <style:style style:name="P13" style:family="paragraph" style:parent-style-name="Title">
      <style:text-properties fo:font-size="26pt" officeooo:paragraph-rsid="001b4f93" style:font-size-asian="26pt" style:font-size-complex="26pt"/>
    </style:style>
    <style:style style:name="P14" style:family="paragraph" style:parent-style-name="Text_20_body">
      <style:text-properties officeooo:paragraph-rsid="001f29ec"/>
    </style:style>
    <style:style style:name="P15" style:family="paragraph" style:parent-style-name="Text_20_body">
      <style:paragraph-properties fo:text-align="justify" style:justify-single-word="false"/>
      <style:text-properties fo:font-weight="normal" officeooo:rsid="0007a5cd" officeooo:paragraph-rsid="001f29ec" style:font-weight-asian="normal" style:font-weight-complex="normal"/>
    </style:style>
    <style:style style:name="P16" style:family="paragraph" style:parent-style-name="Heading_20_1">
      <style:paragraph-properties fo:text-align="justify" style:justify-single-word="false"/>
      <style:text-properties officeooo:rsid="0006382b" officeooo:paragraph-rsid="001b4f93"/>
    </style:style>
    <style:style style:name="P17" style:family="paragraph" style:parent-style-name="Heading_20_1">
      <style:paragraph-properties fo:text-align="justify" style:justify-single-word="false"/>
      <style:text-properties officeooo:paragraph-rsid="001b4f93"/>
    </style:style>
    <style:style style:name="P18" style:family="paragraph" style:parent-style-name="Text_20_body" style:list-style-name="L1">
      <style:text-properties fo:font-size="11pt" officeooo:paragraph-rsid="001b4f93" style:font-size-asian="11pt" style:font-size-complex="11pt"/>
    </style:style>
    <style:style style:name="P19" style:family="paragraph" style:parent-style-name="Text_20_body" style:list-style-name="L2">
      <style:text-properties fo:font-size="11pt" officeooo:paragraph-rsid="001b4f93" style:font-size-asian="11pt" style:font-size-complex="11pt"/>
    </style:style>
    <style:style style:name="P20" style:family="paragraph" style:parent-style-name="Text_20_body" style:list-style-name="L3">
      <style:text-properties fo:font-size="11pt" officeooo:paragraph-rsid="001b4f93" style:font-size-asian="11pt" style:font-size-complex="11pt"/>
    </style:style>
    <style:style style:name="P21" style:family="paragraph" style:parent-style-name="Text_20_body" style:list-style-name="L4">
      <style:text-properties fo:font-size="11pt" officeooo:paragraph-rsid="001b4f93" style:font-size-asian="11pt" style:font-size-complex="11pt"/>
    </style:style>
    <style:style style:name="P22" style:family="paragraph" style:parent-style-name="Text_20_body" style:list-style-name="L5">
      <style:text-properties fo:font-size="11pt" officeooo:paragraph-rsid="001b4f93" style:font-size-asian="11pt" style:font-size-complex="11pt"/>
    </style:style>
    <style:style style:name="P23" style:family="paragraph" style:parent-style-name="Text_20_body" style:list-style-name="L6">
      <style:text-properties fo:font-size="11pt" officeooo:paragraph-rsid="001b4f93" style:font-size-asian="11pt" style:font-size-complex="11pt"/>
    </style:style>
    <style:style style:name="P24" style:family="paragraph" style:parent-style-name="Text_20_body" style:list-style-name="L7">
      <style:text-properties fo:font-size="11pt" officeooo:paragraph-rsid="001b4f93" style:font-size-asian="11pt" style:font-size-complex="11pt"/>
    </style:style>
    <style:style style:name="P25" style:family="paragraph" style:parent-style-name="Text_20_body" style:list-style-name="L8">
      <style:text-properties fo:font-size="11pt" officeooo:paragraph-rsid="001b4f93" style:font-size-asian="11pt" style:font-size-complex="11pt"/>
    </style:style>
    <style:style style:name="P26" style:family="paragraph" style:parent-style-name="Text_20_body" style:list-style-name="L4">
      <style:text-properties officeooo:paragraph-rsid="001b4f93"/>
    </style:style>
    <style:style style:name="T1" style:family="text">
      <style:text-properties fo:font-size="11pt" style:font-size-asian="11pt" style:font-size-complex="11pt"/>
    </style:style>
    <style:style style:name="T2" style:family="text">
      <style:text-properties officeooo:rsid="000bd350"/>
    </style:style>
    <style:style style:name="T3" style:family="text">
      <style:text-properties officeooo:rsid="0006382b"/>
    </style:style>
    <style:style style:name="T4" style:family="text">
      <style:text-properties fo:font-weight="bold" style:font-weight-asian="bold" style:font-weight-complex="bold"/>
    </style:style>
    <style:style style:name="T5" style:family="text">
      <style:text-properties fo:font-weight="bold" officeooo:rsid="0006382b" style:font-weight-asian="bold" style:font-weight-complex="bold"/>
    </style:style>
    <style:style style:name="T6" style:family="text">
      <style:text-properties fo:font-weight="bold" officeooo:rsid="0007a5cd" style:font-weight-asian="bold" style:font-weight-complex="bold"/>
    </style:style>
    <style:style style:name="T7" style:family="text">
      <style:text-properties fo:font-weight="bold" officeooo:rsid="0009b92b" style:font-weight-asian="bold" style:font-weight-complex="bold"/>
    </style:style>
    <style:style style:name="T8" style:family="text">
      <style:text-properties fo:font-weight="bold" officeooo:rsid="000a41b5" style:font-weight-asian="bold" style:font-weight-complex="bold"/>
    </style:style>
    <style:style style:name="T9" style:family="text">
      <style:text-properties fo:font-weight="bold" officeooo:rsid="000b2589"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7a5cd" style:font-weight-asian="normal" style:font-weight-complex="normal"/>
    </style:style>
    <style:style style:name="T12" style:family="text">
      <style:text-properties fo:font-weight="normal" officeooo:rsid="00097e38" style:font-weight-asian="normal" style:font-weight-complex="normal"/>
    </style:style>
    <style:style style:name="T13" style:family="text">
      <style:text-properties fo:font-weight="normal" officeooo:rsid="000a41b5" style:font-weight-asian="normal" style:font-weight-complex="normal"/>
    </style:style>
    <style:style style:name="T14" style:family="text">
      <style:text-properties fo:font-weight="normal" officeooo:rsid="001c7125" style:font-weight-asian="normal" style:font-weight-complex="normal"/>
    </style:style>
    <style:style style:name="T15" style:family="text">
      <style:text-properties officeooo:rsid="001b4f93"/>
    </style:style>
    <style:style style:name="T16" style:family="text">
      <style:text-properties officeooo:rsid="001c7125"/>
    </style:style>
    <style:style style:name="T17" style:family="text">
      <style:text-properties officeooo:rsid="001fd39d"/>
    </style:style>
    <style:style style:name="T18" style:family="text">
      <style:text-properties officeooo:rsid="0021a20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linical Case <text:span text:style-name="T15">3</text:span></text:p>
      <text:h text:style-name="P16" text:outline-level="1">Patient Data:</text:h>
      <text:p text:style-name="P1"><text:span text:style-name="Strong_20_Emphasis"><text:span text:style-name="T1">Demographic:</text:span></text:span></text:p>
      <text:list text:style-name="L1">
        <text:list-item>
          <text:p text:style-name="P18">Age: <text:span text:style-name="T15">1</text:span><text:span text:style-name="T18">8</text:span></text:p>
        </text:list-item>
        <text:list-item>
          <text:p text:style-name="P18">Sex: <text:span text:style-name="T15">Fem</text:span><text:span text:style-name="T2">ale</text:span></text:p>
        </text:list-item>
        <text:list-item>
          <text:p text:style-name="P18">Weight (kg): <text:span text:style-name="T15">50</text:span></text:p>
        </text:list-item>
        <text:list-item>
          <text:p text:style-name="P18">Height (cm): 1<text:span text:style-name="T15">66</text:span></text:p>
        </text:list-item>
      </text:list>
      <text:p text:style-name="P8"><text:span text:style-name="Strong_20_Emphasis"><text:span text:style-name="T1">Patient history:</text:span></text:span></text:p>
      <text:list text:style-name="L2">
        <text:list-item>
          <text:p text:style-name="P19">Cancer (any type): <text:span text:style-name="T15">Missing</text:span></text:p>
        </text:list-item>
        <text:list-item>
          <text:p text:style-name="P19">Heart failure: No</text:p>
        </text:list-item>
        <text:list-item>
          <text:p text:style-name="P19">COPD: No</text:p>
        </text:list-item>
        <text:list-item>
          <text:p text:style-name="P19">Chronic Cardiopulmonary Disease: <text:span text:style-name="T15">No</text:span></text:p>
        </text:list-item>
      </text:list>
      <text:p text:style-name="P8"><text:span text:style-name="Strong_20_Emphasis"><text:span text:style-name="T1">Absolute Contraindications for:</text:span></text:span></text:p>
      <text:list text:style-name="L3">
        <text:list-item>
          <text:p text:style-name="P20">Haemorrhagic stroke (previous 6 months): <text:span text:style-name="T15">Missing</text:span></text:p>
        </text:list-item>
        <text:list-item>
          <text:p text:style-name="P20">Unknown-origin ischemic stroke (previous 6 months): <text:span text:style-name="T15">Missing</text:span></text:p>
        </text:list-item>
        <text:list-item>
          <text:p text:style-name="P20">Central nervous system neoplasm: No</text:p>
        </text:list-item>
        <text:list-item>
          <text:p text:style-name="P20">Major trauma (previous 3 weeks): <text:span text:style-name="T15">Missing</text:span></text:p>
        </text:list-item>
        <text:list-item>
          <text:p text:style-name="P20">Major surgery (previous 3 weeks): <text:span text:style-name="T15">Missing</text:span></text:p>
        </text:list-item>
        <text:list-item>
          <text:p text:style-name="P20">Bleeding diathesis: No</text:p>
        </text:list-item>
        <text:list-item>
          <text:p text:style-name="P20">Active bleeding: No</text:p>
        </text:list-item>
      </text:list>
      <text:p text:style-name="P8"><text:span text:style-name="Strong_20_Emphasis"><text:span text:style-name="T1">Relative Contraindications for:</text:span></text:span></text:p>
      <text:list text:style-name="L4">
        <text:list-item>
          <text:p text:style-name="P21">Transient ischemic attack (previous 6 months): No</text:p>
        </text:list-item>
        <text:list-item>
          <text:p text:style-name="P21">Oral anticoagulation: No</text:p>
        </text:list-item>
        <text:list-item>
          <text:p text:style-name="P21">Pregnancy: <text:span text:style-name="T15">Yes</text:span></text:p>
        </text:list-item>
        <text:list-item>
          <text:p text:style-name="P21">First postpartum week: No</text:p>
        </text:list-item>
        <text:list-item>
          <text:p text:style-name="P21">Non compressible puncture sites: No</text:p>
        </text:list-item>
        <text:list-item>
          <text:p text:style-name="P21">Traumatic resuscitation: No</text:p>
        </text:list-item>
        <text:list-item>
          <text:p text:style-name="P21">Refractory hypertension (SBP &gt; 180 mmHg): No</text:p>
        </text:list-item>
        <text:list-item>
          <text:p text:style-name="P21">Advanced liver disease: No</text:p>
        </text:list-item>
        <text:list-item>
          <text:p text:style-name="P21">Infective endocarditis: No</text:p>
        </text:list-item>
        <text:list-item>
          <text:p text:style-name="P26">Active peptic ulcer: No</text:p>
          <text:p text:style-name="P26"/>
        </text:list-item>
      </text:list>
      <text:p text:style-name="P8"><text:soft-page-break/><text:span text:style-name="Strong_20_Emphasis"><text:span text:style-name="T1">Physical Examination:</text:span></text:span></text:p>
      <text:list text:style-name="L5">
        <text:list-item>
          <text:p text:style-name="P22">Systolic blood pressure (SBP): <text:span text:style-name="T15">100</text:span> mmHg</text:p>
        </text:list-item>
        <text:list-item>
          <text:p text:style-name="P22">Diastolic blood pressure (DBP): <text:span text:style-name="T15">50 </text:span>mmHg</text:p>
        </text:list-item>
        <text:list-item>
          <text:p text:style-name="P22">Hypoperfusion: <text:span text:style-name="T15">Missing</text:span></text:p>
        </text:list-item>
        <text:list-item>
          <text:p text:style-name="P22">Cardiac frequency: <text:span text:style-name="T15">111</text:span> bpm</text:p>
        </text:list-item>
        <text:list-item>
          <text:p text:style-name="P22">Respiratory frequency: <text:span text:style-name="T15">24</text:span> breaths/min</text:p>
        </text:list-item>
        <text:list-item>
          <text:p text:style-name="P22">Temperature (ºC): 3<text:span text:style-name="T15">7.4</text:span></text:p>
        </text:list-item>
        <text:list-item>
          <text:p text:style-name="P22">Altered mental status: No</text:p>
        </text:list-item>
        <text:list-item>
          <text:p text:style-name="P22">Glasgow scale: 15</text:p>
        </text:list-item>
        <text:list-item>
          <text:p text:style-name="P22">Oxygen saturation (%): <text:span text:style-name="T15">94</text:span></text:p>
        </text:list-item>
      </text:list>
      <text:p text:style-name="P8"><text:span text:style-name="Strong_20_Emphasis"><text:span text:style-name="T1">Echocardiography:</text:span></text:span></text:p>
      <text:list text:style-name="L6">
        <text:list-item>
          <text:p text:style-name="P23">RV dysfunction: <text:span text:style-name="T15">Yes</text:span></text:p>
        </text:list-item>
        <text:list-item>
          <text:p text:style-name="P23">RV/LV diameter ratio: Not Available</text:p>
        </text:list-item>
        <text:list-item>
          <text:p text:style-name="P23">Tapse: <text:span text:style-name="T15">10</text:span></text:p>
        </text:list-item>
        <text:list-item>
          <text:p text:style-name="P23">McConell sign: <text:span text:style-name="T15">Yes</text:span></text:p>
        </text:list-item>
        <text:list-item>
          <text:p text:style-name="P23">Right heart thrombi: Not Available</text:p>
        </text:list-item>
        <text:list-item>
          <text:p text:style-name="P23">IVC diameter (cm): <text:span text:style-name="T15">2.7</text:span></text:p>
        </text:list-item>
        <text:list-item>
          <text:p text:style-name="P23">IVC inspiratory collapsibility: <text:span text:style-name="T15">No</text:span></text:p>
        </text:list-item>
        <text:list-item>
          <text:p text:style-name="P23">Peak systolic velocity tricuspid annulus: &lt;<text:span text:style-name="T15">9.5</text:span></text:p>
        </text:list-item>
      </text:list>
      <text:p text:style-name="P8"><text:span text:style-name="Strong_20_Emphasis"><text:span text:style-name="T1">CTPA:</text:span></text:span></text:p>
      <text:list text:style-name="L7">
        <text:list-item>
          <text:p text:style-name="P24">Pulmonary embolism: <text:span text:style-name="T15">Yes</text:span></text:p>
        </text:list-item>
        <text:list-item>
          <text:p text:style-name="P24">RV/LV diameter ratio: &gt;<text:span text:style-name="T15">1</text:span></text:p>
        </text:list-item>
        <text:list-item>
          <text:p text:style-name="P24">Contrast reflux into IV: Not Available</text:p>
        </text:list-item>
      </text:list>
      <text:p text:style-name="P8"><text:span text:style-name="Strong_20_Emphasis"><text:span text:style-name="T1">Laboratory Test:</text:span></text:span></text:p>
      <text:list text:style-name="L8">
        <text:list-item>
          <text:p text:style-name="P25">Troponin elevated: <text:span text:style-name="T15">Yes</text:span></text:p>
        </text:list-item>
        <text:list-item>
          <text:p text:style-name="P25">NtproBNP elevated: Not Available</text:p>
        </text:list-item>
        <text:list-item>
          <text:p text:style-name="P25">Creatinine (mg/dL): <text:span text:style-name="T15">0.5</text:span></text:p>
        </text:list-item>
        <text:list-item>
          <text:p text:style-name="P25">CrCl (mL/min): <text:span text:style-name="T15">120</text:span></text:p>
        </text:list-item>
      </text:list>
      <text:p text:style-name="P7"/>
      <text:p text:style-name="P7"/>
      <text:p text:style-name="P7"/>
      <text:p text:style-name="P7"/>
      <text:p text:style-name="P7"/>
      <text:p text:style-name="P7"/>
      <text:h text:style-name="P17" text:outline-level="1"><text:soft-page-break/><text:span text:style-name="T3">Interaction with the Virtual Asistent</text:span>: Patient Analysis </text:h>
      <text:p text:style-name="P1"/>
      <text:p text:style-name="P1"><text:span text:style-name="T5">Chatbot:</text:span><text:span text:style-name="T3"> </text:span>Hello! I am a virtual assistant specialized in <text:span text:style-name="Strong_20_Emphasis"><text:span text:style-name="T10">Pulmonary Embolism clinical management</text:span></text:span>. My purpose is to assist you by providing evidence-based recommendations, retrieving relevant guideline information, and supporting risk assessment for PE patients.</text:p>
      <text:p text:style-name="P9">To begin, please select a patient by entering a number between 1 and <text:span text:style-name="T3">20</text:span> from the available patient database.</text:p>
      <text:p text:style-name="P9"/>
      <text:p text:style-name="P1"><text:span text:style-name="T5">User:</text:span><text:span text:style-name="T3"> Patient </text:span><text:span text:style-name="T16">3</text:span></text:p>
      <text:p text:style-name="P1"/>
      <text:p text:style-name="P1"><text:span text:style-name="T4">Chatbot:</text:span><text:span text:style-name="T10"> Patient Patient </text:span><text:span text:style-name="T14">3</text:span><text:span text:style-name="T10"> loaded successfully. </text:span><text:span text:style-name="T11">Please type your query.</text:span></text:p>
      <text:p text:style-name="P1"><text:span text:style-name="T11"/></text:p>
      <text:p text:style-name="P1"><text:span text:style-name="T6">User:</text:span><text:span text:style-name="T11"> Given the patient’s clinical profile and risk scores, what is the recommended course of action? </text:span></text:p>
      <text:p text:style-name="P1"><text:span text:style-name="T6">------------------------------------------ </text:span><text:span text:style-name="T7">METRICS CALCULATION ---------------------------------------<text:line-break/></text:span><text:span text:style-name="T6"><text:line-break/>Chatbot: </text:span><text:span text:style-name="T12">First I need to calculate the PESI, sPESI and Risk of Early Mortality of the patient:</text:span></text:p>
      <text:p text:style-name="P1"><text:span text:style-name="T12"/></text:p>
      <text:p text:style-name="P3"><text:span text:style-name="T6">Chatbot: </text:span><text:span text:style-name="T11">Please provide a value for the missing parameter: 'Cancer (any type)'. If you cannot provide the value, indicate 'unknown': </text:span></text:p>
      <text:p text:style-name="P3"><text:span text:style-name="T11"/></text:p>
      <text:p text:style-name="P10"><text:span text:style-name="T6">U</text:span><text:span text:style-name="T4">ser: </text:span><text:span text:style-name="T10">No</text:span></text:p>
      <text:p text:style-name="P10"><text:span text:style-name="T10"/></text:p>
      <text:p text:style-name="P6"><text:span text:style-name="T6">Chatbot: </text:span><text:span text:style-name="T11">Step-by-step calculation of the PESI score for the given patient:</text:span><text:span text:style-name="T12"><text:line-break/><text:line-break/>1. Age: The patient is 18 years old. According to the PESI score, age in years is added directly. </text:span></text:p>
      <text:p text:style-name="Text_20_body">Points = 18</text:p>
      <text:p text:style-name="Text_20_body">2. Male sex: The patient is female, so 0 points.</text:p>
      <text:p text:style-name="Text_20_body">3. Cancer (any type): No cancer history, so 0 points.</text:p>
      <text:p text:style-name="Text_20_body">4. Chronic heart failure: No history, so 0 points.</text:p>
      <text:p text:style-name="Text_20_body">5. Chronic pulmonary disease: No history, so 0 points.</text:p>
      <text:p text:style-name="Text_20_body">6. Pulse rate ≥ 110 bpm: The patient’s heart rate is 111 bpm, which is ≥ 110 bpm. <text:s/>Points = 20</text:p>
      <text:p text:style-name="Text_20_body">7. Systolic blood pressure &lt; 100 mmHg: The patient’s SBP is 100 mmHg, which is not less than 100, so 0 points.</text:p>
      <text:p text:style-name="Text_20_body">8. Respiratory rate &gt; 30 breaths per minute: The patient’s respiratory rate is 24, so 0 points.</text:p>
      <text:p text:style-name="Text_20_body"><text:soft-page-break/>9. Temperature &lt; 36ºC: The patient’s temperature is 37.4ºC, so 0 points.</text:p>
      <text:p text:style-name="Text_20_body">10. Altered mental status: No altered mental status, so 0 points.</text:p>
      <text:p text:style-name="Text_20_body">11. Arterial oxyhemoglobin saturation &lt; 90%: The patient’s oxygen saturation is 94%, so 0 points.<text:line-break/></text:p>
      <text:p text:style-name="Text_20_body">Now, summing all points: Age (18) + Pulse rate (20) = 38 points</text:p>
      <text:p text:style-name="P12">The patient’s total score is 38, which places her in Class I (very low risk).</text:p>
      <text:p text:style-name="P5"><text:span text:style-name="T6"/></text:p>
      <text:p text:style-name="P5"><text:span text:style-name="T6">Chatbot: </text:span><text:span text:style-name="T11">Step-by-step calculation of the sPESI score:<text:line-break/></text:span></text:p>
      <text:p text:style-name="P8">1. Age &gt; 80 years: The patient is 18 years old, so 0 points.</text:p>
      <text:p text:style-name="Text_20_body">2. Cancer (any type): The patient has no cancer, so 0 points.</text:p>
      <text:p text:style-name="Text_20_body">3. Chronic heart failure: The patient has no heart failure, so 0 points.</text:p>
      <text:p text:style-name="Text_20_body">4. Chronic pulmonary disease: The patient has no COPD or chronic cardiopulmonary disease, so 0 points.</text:p>
      <text:p text:style-name="Text_20_body">5. Pulse rate ≥ 110 bpm: The patient’s heart rate is 111 bpm, so 1 point.</text:p>
      <text:p text:style-name="Text_20_body">6. Systolic blood pressure &lt; 100 mmHg: The patient’s SBP is 100 mmHg, which is not less than 100, so 0 points.</text:p>
      <text:p text:style-name="Text_20_body">7. Arterial oxyhaemoglobin saturation &lt; 90%: The patient’s oxygen saturation is 94%, so 0 points.</text:p>
      <text:p text:style-name="P12"/>
      <text:p text:style-name="P12">Sum of points = 1 </text:p>
      <text:p text:style-name="P12">sPESI value: 1 (High)</text:p>
      <text:p text:style-name="P12"/>
      <text:p text:style-name="P6"><text:span text:style-name="T6">Chatbot: </text:span><text:span text:style-name="T11">Please provide a value for the missing parameter: 'Hypoperfusion'. If you cannot provide the value, indicate 'unknown': </text:span></text:p>
      <text:p text:style-name="P6"><text:span text:style-name="T11"/></text:p>
      <text:p text:style-name="P11"><text:span text:style-name="T6">U</text:span><text:span text:style-name="T4">ser: </text:span><text:span text:style-name="T10">No</text:span></text:p>
      <text:p text:style-name="P11"><text:span text:style-name="T10"/></text:p>
      <text:p text:style-name="P5"><text:span text:style-name="T6">Chatbot: </text:span><text:span text:style-name="T11">Step-by-step reasoning to classify the risk of early mortality for this patient with pulmonary embolism (PE): </text:span></text:p>
      <text:p text:style-name="P5">1. Haemodynamic instability assessment:</text:p>
      <text:p text:style-name="Text_20_body">- Definition: cardiac arrest, obstructive shock (SBP &lt;90 mmHg or vasopressors needed), or persistent hypotension (SBP &lt;90 mmHg or drop &gt;40 mmHg for &gt;15 min).</text:p>
      <text:p text:style-name="Text_20_body">- Patient SBP = 100 mmHg, which is above 90 mmHg.</text:p>
      <text:p text:style-name="Text_20_body">- No mention of vasopressors or shock.</text:p>
      <text:p text:style-name="Text_20_body"><text:soft-page-break/>- Therefore, haemodynamic instability = No (-).</text:p>
      <text:p text:style-name="Text_20_body"/>
      <text:p text:style-name="Text_20_body">2. Clinical parameters of PE severity and/or comorbidity: PESI and sPESI</text:p>
      <text:p text:style-name="Text_20_body">- PESI value = 38, which corresponds to PESI Class I (low risk).</text:p>
      <text:p text:style-name="Text_20_body">- sPESI value = 1 (≥1 is considered positive for risk).</text:p>
      <text:p text:style-name="Text_20_body">- According to the table, clinical parameters are positive if PESI class III-V or sPESI ≥1.</text:p>
      <text:p text:style-name="Text_20_body">- Here, PESI class is I (negative), but sPESI is 1 (positive).</text:p>
      <text:p text:style-name="Text_20_body">- Therefore, clinical parameters = Yes (+).</text:p>
      <text:p text:style-name="Text_20_body"/>
      <text:p text:style-name="Text_20_body">3. RV dysfunction on TTE or CTPA</text:p>
      <text:p text:style-name="Text_20_body">- Echocardiography shows RV dysfunction = yes.</text:p>
      <text:p text:style-name="Text_20_body">- CTPA shows RV/LV diameter ratio &gt;1 (≥1 is positive).</text:p>
      <text:p text:style-name="Text_20_body">- Both imaging modalities indicate RV dysfunction.</text:p>
      <text:p text:style-name="Text_20_body">- Therefore, RV dysfunction = Yes (+).</text:p>
      <text:p text:style-name="Text_20_body"/>
      <text:p text:style-name="Text_20_body">4. Elevated cardiac troponin levels</text:p>
      <text:p text:style-name="Text_20_body">- Troponin elevated = yes.</text:p>
      <text:p text:style-name="Text_20_body">- Therefore, elevated cardiac troponin = Yes (+).</text:p>
      <text:p text:style-name="Text_20_body"/>
      <text:p text:style-name="Text_20_body">5. Summary of findings:</text:p>
      <text:p text:style-name="Text_20_body">- Haemodynamic instability: No (-)</text:p>
      <text:p text:style-name="Text_20_body">- Clinical parameters (PESI class III-V or sPESI ≥1): Yes (+)</text:p>
      <text:p text:style-name="Text_20_body">- RV dysfunction: Yes (+)</text:p>
      <text:p text:style-name="Text_20_body">- Elevated troponin: Yes (+)</text:p>
      <text:p text:style-name="Text_20_body"/>
      <text:p text:style-name="Text_20_body">6. Classification according to the table:</text:p>
      <text:p text:style-name="Text_20_body">- High risk requires haemodynamic instability (+) plus clinical parameters (+), RV dysfunction (+), and elevated troponin (+). This patient does not have haemodynamic instability.</text:p>
      <text:p text:style-name="Text_20_body">- Intermediate-high risk requires haemodynamic instability (-), clinical parameters (+), RV dysfunction (+), and elevated troponin (+). This matches the patient’s profile.</text:p>
      <text:p text:style-name="Text_20_body">- Intermediate-low risk requires haemodynamic instability (-), clinical parameters (+), but only one or none of RV dysfunction or elevated troponin positive. This patient has both positive.</text:p>
      <text:p text:style-name="Text_20_body"><text:soft-page-break/>- Low risk requires haemodynamic instability (-), clinical parameters (-), RV dysfunction (-), and troponin (-). Not applicable here.</text:p>
      <text:p text:style-name="Text_20_body"/>
      <text:p text:style-name="Text_20_body">Therefore, the patient fits the **Intermediate-high risk** category.</text:p>
      <text:p text:style-name="P5"><text:span text:style-name="T11"/></text:p>
      <text:p text:style-name="P1"><text:span text:style-name="T6">---------------------------------- </text:span><text:span text:style-name="T7">RECOMMENDATION GENERATION -</text:span><text:span text:style-name="T6">-</text:span><text:span text:style-name="T7">-------------------------------</text:span></text:p>
      <text:p text:style-name="P1"><text:span text:style-name="T6">------------------------------------------------- </text:span><text:span text:style-name="T8">R</text:span><text:span text:style-name="T9">easoning Steps</text:span><text:span text:style-name="T7"> -</text:span><text:span text:style-name="T6">-</text:span><text:span text:style-name="T7">-----------------------------------------------</text:span></text:p>
      <text:p text:style-name="P1"><text:span text:style-name="T7"/></text:p>
      <text:p text:style-name="P1"><text:span text:style-name="T6">Chatbot: </text:span><text:span text:style-name="T11">The patient is an 18-year-old female with confirmed pulmonary embolism (PE) on CTPA. The PE is associated with right ventricular (RV) dysfunction (echocardiography shows RV dysfunction, McConnell sign positive, TAPSE 10 mm, RV/LV diameter ratio &gt;1 on CTPA), and elevated troponin, indicating myocardial injury. The PESI score is low (Class I, value 38), but the simplified PESI (sPESI) is 1, which classifies her as high risk. The early mortality risk is intermediate-high.</text:span></text:p>
      <text:p text:style-name="Text_20_body">Hemodynamically, the patient is borderline stable: systolic BP is 100 mmHg (low normal), heart rate is elevated (111 bpm), no hypoperfusion or altered mental status. Oxygen saturation is 94%. This suggests submassive (intermediate-risk) PE rather than massive PE.</text:p>
      <text:p text:style-name="Text_20_body">Regarding contraindications for thrombolysis, some absolute contraindications are missing: hemorrhagic stroke (previous 6 months), unknown-origin ischemic stroke (previous 6 months), major trauma (previous 3 weeks), and major surgery (previous 3 weeks). Relative contraindications include pregnancy (yes). Pregnancy is a relative contraindication for thrombolysis, so this must be carefully considered.</text:p>
      <text:p text:style-name="Text_20_body">Given the intermediate-high risk PE with RV dysfunction and elevated troponin, the guidelines usually recommend anticoagulation and consideration of reperfusion therapy (thrombolysis) if clinical deterioration occurs or if no contraindications exist. However, pregnancy complicates the decision for thrombolysis.</text:p>
      <text:p text:style-name="Text_20_body">Missing absolute contraindications data are important to safely decide on thrombolysis. Also, the patient’s pregnancy status requires special consideration regarding treatment options and safety.</text:p>
      <text:p text:style-name="Text_20_body">Parameters marked as "Not Available" (e.g., RV/LV diameter ratio on echocardiography, right heart thrombi, contrast reflux, NT-proBNP) cannot be requested but should be recommended to be performed if relevant.</text:p>
      <text:p text:style-name="Text_20_body">Next steps:</text:p>
      <text:p text:style-name="Text_20_body">- Request missing absolute contraindications for thrombolysis to assess safety of thrombolysis.</text:p>
      <text:p text:style-name="Text_20_body"/>
      <text:p text:style-name="P1"><text:span text:style-name="T6">Chatbot: </text:span><text:span text:style-name="T11">Please provide a value for the missing parameter: 'Haemorragic stroke (previous 6 months) '. If you cannot provide the value, indicate 'unknown': </text:span></text:p>
      <text:p text:style-name="P1"><text:span text:style-name="T11"/></text:p>
      <text:p text:style-name="P1"><text:span text:style-name="T8">User</text:span><text:span text:style-name="T6">: </text:span><text:span text:style-name="T13">No</text:span></text:p>
      <text:p text:style-name="P1"><text:soft-page-break/><text:span text:style-name="T6">Chatbot: </text:span><text:span text:style-name="T11">Please provide a value for the missing parameter: 'Unknown-origin ischemic stroke (previous 6 months) '. If you cannot provide the value, indicate 'unknown': </text:span></text:p>
      <text:p text:style-name="P1"><text:span text:style-name="T11"/></text:p>
      <text:p text:style-name="P1"><text:span text:style-name="T8">User</text:span><text:span text:style-name="T6">: </text:span><text:span text:style-name="T13">No</text:span></text:p>
      <text:p text:style-name="P1"><text:span text:style-name="T13"/></text:p>
      <text:p text:style-name="P3"><text:span text:style-name="T6">Chatbot: </text:span><text:span text:style-name="T11">Please provide a value for the missing parameter: 'Major trauma (previous 3 weeks)'. If you cannot provide the value, indicate 'unknown': </text:span></text:p>
      <text:p text:style-name="P3"><text:span text:style-name="T11"/></text:p>
      <text:p text:style-name="P3"><text:span text:style-name="T8">User</text:span><text:span text:style-name="T6">: </text:span><text:span text:style-name="T13">No</text:span></text:p>
      <text:p text:style-name="P3"><text:span text:style-name="T13"/></text:p>
      <text:p text:style-name="P3"><text:span text:style-name="T6">Chatbot: </text:span><text:span text:style-name="T11">Please provide a value for the missing parameter: 'Major surgery (previous 3 weeks)'. If you cannot provide the value, indicate 'unknown': </text:span></text:p>
      <text:p text:style-name="P3"><text:span text:style-name="T11"/></text:p>
      <text:p text:style-name="P3"><text:span text:style-name="T8">User</text:span><text:span text:style-name="T6">: </text:span><text:span text:style-name="T13">No</text:span></text:p>
      <text:p text:style-name="P3"><text:span text:style-name="T13"/></text:p>
      <text:p text:style-name="P1"><text:span text:style-name="T6">Chatbot: </text:span><text:span text:style-name="T11">The patient is an 18-year-old female with confirmed pulmonary embolism (PE) by CTPA. The PE is associated with right ventricular (RV) dysfunction (echocardiography shows RV dysfunction, McConnell sign positive, TAPSE 10, peak systolic velocity &lt;9.5, RV/LV diameter ratio &gt;1 on CTPA). Troponin is elevated, indicating myocardial injury. The PESI score is low (Class I, value 38), but the simplified PESI (sPESI) is high (1), and the early mortality risk is intermediate-high. Blood pressure is borderline low (SBP 100 mmHg), heart rate elevated (111 bpm), oxygen saturation mildly decreased (94%), no hypoperfusion or altered mental status.</text:span></text:p>
      <text:p text:style-name="Text_20_body">The patient is pregnant, which is a relative contraindication for thrombolysis. There are no absolute contraindications for thrombolysis.</text:p>
      <text:p text:style-name="P14">Given the intermediate-high risk PE with RV dysfunction and elevated troponin, this patient fits the profile of submassive (intermediate-risk) PE.<text:line-break/></text:p>
      <text:p text:style-name="P14">Key points to consider:</text:p>
      <text:p text:style-name="Text_20_body">- Confirmed PE with RV dysfunction and myocardial injury → intermediate-high risk PE.</text:p>
      <text:p text:style-name="Text_20_body">- Pregnancy is a relative contraindication for thrombolysis; thus, thrombolysis should be carefully considered or avoided if possible.</text:p>
      <text:p text:style-name="Text_20_body">- The patient is hemodynamically stable (SBP 100 mmHg, no hypoperfusion), so immediate thrombolysis may not be indicated unless clinical deterioration occurs.</text:p>
      <text:p text:style-name="Text_20_body">- Anticoagulation is the mainstay of treatment in intermediate-risk PE.</text:p>
      <text:p text:style-name="Text_20_body">- The patient’s creatinine and CrCl are normal, so anticoagulants can be dosed normally.<text:line-break/></text:p>
      <text:p text:style-name="Text_20_body"><text:soft-page-break/>Missing or unavailable data:</text:p>
      <text:p text:style-name="Text_20_body">- NT-proBNP is not available; it could help further risk stratification but is not mandatory.</text:p>
      <text:p text:style-name="Text_20_body">- Some echocardiographic parameters like RV/LV diameter ratio and right heart thrombi are not available.</text:p>
      <text:p text:style-name="Text_20_body">- Contrast reflux in inferior vena cava is not available.</text:p>
      <text:p text:style-name="Text_20_body">Given the pregnancy, it is important to know the safest anticoagulation options and whether thrombolysis is contraindicated or if alternatives exist.<text:line-break/></text:p>
      <text:p text:style-name="Text_20_body">Next steps:</text:p>
      <text:p text:style-name="Text_20_body">- Retrieve guideline recommendations on treatment of intermediate-high risk PE in pregnancy, including anticoagulation options and thrombolysis contraindications and alternatives.</text:p>
      <text:p text:style-name="Text_20_body"/>
      <text:p text:style-name="Text_20_body">Retrieval Call: query = "treatment of intermediate-high risk pulmonary embolism in pregnancy", top_k = 3, top_k_rerank = 2</text:p>
      <text:p text:style-name="Text_20_body"/>
      <text:p text:style-name="P4"><text:span text:style-name="T6">Chatbot: </text:span><text:span text:style-name="T11">The patient is an 18-year-old pregnant female with confirmed pulmonary embolism (PE) on CTPA. </text:span></text:p>
      <text:p text:style-name="P15">The PE is classified as intermediate-high risk based on the following:</text:p>
      <text:p text:style-name="Text_20_body">- PESI Class I but sPESI is 1 (high risk).</text:p>
      <text:p text:style-name="Text_20_body">- Early mortality risk is intermediate-high.</text:p>
      <text:p text:style-name="Text_20_body">- Signs of right ventricular (RV) dysfunction on echocardiography (RV dysfunction present, TAPSE 10 mm [&lt;16 mm], McConnell sign positive, IVC diameter 2.7 cm with no inspiratory collapsibility, peak systolic velocity of tricuspid annulus &lt;9.5 cm/s).</text:p>
      <text:p text:style-name="Text_20_body">- CTPA shows RV/LV diameter ratio &gt;1.</text:p>
      <text:p text:style-name="Text_20_body">- Troponin is elevated.</text:p>
      <text:p text:style-name="Text_20_body">- Hemodynamically stable (SBP 100 mmHg, no hypoperfusion, no altered mental status).</text:p>
      <text:p text:style-name="Text_20_body">Pregnancy is a relative contraindication for thrombolysis, and there are no absolute contraindications for thrombolysis in this patient. However, systemic thrombolysis is generally not recommended routinely in intermediate-high risk PE due to bleeding risk, especially in pregnancy.<text:line-break/></text:p>
      <text:p text:style-name="Text_20_body">From the retrieved guideline paragraphs:</text:p>
      <text:p text:style-name="Text_20_body">- For intermediate-high risk PE without hemodynamic instability, anticoagulation with LMWH is recommended initially.</text:p>
      <text:p text:style-name="Text_20_body">- Routine primary reperfusion (systemic thrombolysis) is not recommended; rescue thrombolysis or surgical/percutaneous embolectomy is reserved for patients who develop hemodynamic instability.</text:p>
      <text:p text:style-name="Text_20_body">- Pregnant patients require special consideration due to bleeding risk and fetal safety.</text:p>
      <text:p text:style-name="Text_20_body"><text:soft-page-break/>- Close monitoring in hospital is advised for intermediate-high risk patients with RV dysfunction and positive troponin.</text:p>
      <text:p text:style-name="Text_20_body">- Transition to oral anticoagulation after initial LMWH is possible but should follow specific dosing and timing protocols.<text:line-break/></text:p>
      <text:p text:style-name="Text_20_body">Missing or Not Available data:</text:p>
      <text:p text:style-name="Text_20_body">- Nt-proBNP is not available; although useful, it is not mandatory for treatment decisions here.</text:p>
      <text:p text:style-name="Text_20_body">- Some echocardiographic parameters like RV/LV diameter ratio and right heart thrombi are not available but the key RV dysfunction signs are present.</text:p>
      <text:p text:style-name="Text_20_body">- Contrast reflux in IVC on CTPA is not available but not critical for current risk stratification.</text:p>
      <text:p text:style-name="Text_20_body">Given the pregnancy and intermediate-high risk status, the main clinical question is the safest and most effective anticoagulation and whether reperfusion therapy is indicated now or reserved for deterioration.<text:line-break/></text:p>
      <text:p text:style-name="Text_20_body">Next steps:</text:p>
      <text:p text:style-name="Text_20_body">- I have sufficient clinical data to provide treatment recommendations.</text:p>
      <text:p text:style-name="Text_20_body">- I should retrieve specific guideline recommendations on anticoagulation management of intermediate-high risk PE in pregnancy, including preferred anticoagulants, dosing, and monitoring.</text:p>
      <text:p text:style-name="Text_20_body">- Also, I should check recommendations on thrombolysis and alternatives in pregnancy with relative contraindications. <text:span text:style-name="T16">and</text:span> confirm monitoring and follow-up recommendations for this patient group.<text:line-break/></text:p>
      <text:p text:style-name="Text_20_body">Therefore, I will perform a targeted retrieval on:</text:p>
      <text:p text:style-name="Text_20_body">- Anticoagulation treatment of intermediate-high risk PE in pregnancy.</text:p>
      <text:p text:style-name="Text_20_body">Retrieval Call: query = (anticoagulation treatment intermediate-high risk pulmonary embolism pregnancy), top_k = 3, top_k_rerank = 2</text:p>
      <text:p text:style-name="Text_20_body"/>
      <text:p text:style-name="P1"><text:span text:style-name="T6">Chatbot: </text:span><text:span text:style-name="T11">The patient is an 18-year-old female with confirmed pulmonary embolism (PE) on CTPA. She is hemodynamically stable (SBP 100 mmHg, no hypoperfusion, no altered mental status), but has intermediate-high early mortality risk based on clinical scores (PESI Class I but sPESI high and intermediate-high risk). Echocardiography shows right ventricular (RV) dysfunction (TAPSE 10 mm, McConnell sign positive, RV/LV ratio &gt;1 on CTPA), and troponin is elevated, which confirms intermediate-high risk PE.</text:span></text:p>
      <text:p text:style-name="P2">The patient is pregnant, which is a relative contraindication for thrombolysis. There are no absolute contraindications for thrombolysis. However, guidelines recommend against routine primary reperfusion (thrombolysis) in intermediate-high risk PE due to bleeding risk, especially in pregnancy. Instead, anticoagulation with LMWH is preferred initially, with close monitoring for signs of hemodynamic deterioration. Rescue thrombolysis or surgical/percutaneous embolectomy is reserved for patients who develop hemodynamic instability.</text:p>
      <text:p text:style-name="P2"><text:soft-page-break/>Renal function is good (CrCl 120 mL/min), so LMWH dosing should be standard. Oral anticoagulants (NOACs) are generally not first-line in pregnancy; LMWH is preferred.</text:p>
      <text:p text:style-name="P2">Some relevant data are "Not Available" such as RV/LV diameter ratio on echocardiography, right heart thrombi, and NT-proBNP. These are not critical for immediate treatment decisions but could help in further risk stratification. Since these are not available, I cannot request them but can recommend performing these tests if clinically feasible.</text:p>
      <text:p text:style-name="P2">Given the above, the main clinical decision is to initiate therapeutic anticoagulation with LMWH, monitor closely in hospital, and avoid thrombolysis unless deterioration occurs.</text:p>
      <text:p text:style-name="P2">I have already retrieved relevant guideline paragraphs about treatment of intermediate-high risk PE in pregnancy and anticoagulation strategies.</text:p>
      <text:p text:style-name="P2">No further missing patient data is marked as "missing" that is critical for treatment decisions.</text:p>
      <text:p text:style-name="P2">Therefore, I am ready to prepare the final recommendations.</text:p>
      <text:p text:style-name="P1"><text:span text:style-name="T11"/></text:p>
      <text:p text:style-name="P1"><text:span text:style-name="T6">-------------------------------------------- </text:span><text:span text:style-name="T8">F</text:span><text:span text:style-name="T9">inal Recommendations</text:span><text:span text:style-name="T8"> </text:span><text:span text:style-name="T7">-------------------------------------------</text:span></text:p>
      <text:p text:style-name="P5"><text:span text:style-name="T6">Chatbot: <text:line-break/><text:line-break/></text:span><text:span text:style-name="T13">Final Recommendations:</text:span></text:p>
      <text:p text:style-name="P1">- Patient State: </text:p>
      <text:p text:style-name="P2">18-year-old pregnant female (weight 50 kg, height 166 cm) with confirmed acute pulmonary embolism (PE) by CTPA. She is normotensive (SBP 100 mmHg, DBP 50 mmHg), tachycardic (HR 111 bpm), mildly tachypneic (RR 24/min), and oxygen saturation 94%. Echocardiography shows right ventricular (RV) dysfunction (TAPSE 10 mm, McConnell sign positive, IVC diameter 2.7 cm with no inspiratory collapsibility, peak systolic velocity of tricuspid annulus &lt;9.5 cm/s). CTPA confirms RV/LV diameter ratio &gt;1. Troponin is elevated. Renal function is normal (CrCl 120 mL/min). PESI score is low (class I, value 38), but sPESI is 1 (high risk). Overall, the patient is classified as intermediate-high risk PE with no haemodynamic instability. Absolute contraindications to thrombolysis are absent; pregnancy is a relative contraindication.<text:line-break/></text:p>
      <text:p text:style-name="Text_20_body">- Diagnosis: </text:p>
      <text:p text:style-name="P2">Confirmed acute intermediate-high risk pulmonary embolism in a pregnant patient without haemodynamic instability but with evidence of RV dysfunction and myocardial injury (elevated troponin).<text:line-break/></text:p>
      <text:p text:style-name="Text_20_body">- Recommendations: </text:p>
      <text:p text:style-name="Text_20_body">1. Hospitalization and Monitoring:</text:p>
      <text:p text:style-name="P2">- Admit the patient for close clinical and hemodynamic monitoring in a setting capable of rapid intervention should haemodynamic deterioration occur. </text:p>
      <text:p text:style-name="P2">- Continuous monitoring of vital signs, oxygen saturation, and clinical status is essential during the initial 48-72 hours due to the risk of early haemodynamic decompensation.</text:p>
      <text:p text:style-name="Text_20_body"><text:soft-page-break/>2. Anticoagulation Therapy:</text:p>
      <text:p text:style-name="P2">- Initiate therapeutic anticoagulation with weight-adjusted low-molecular-weight heparin (LMWH), the preferred anticoagulant in pregnancy due to safety profile and lack of placental transfer. </text:p>
      <text:p text:style-name="P2">- Suggested dosing: Enoxaparin 1 mg/kg subcutaneously every 12 hours (i.e., 50 mg every 12 hours), adjusted to patient weight and renal function (CrCl 120 mL/min is normal, no dose adjustment needed). </text:p>
      <text:p text:style-name="P2">- Avoid vitamin K antagonists and direct oral anticoagulants (DOACs) during pregnancy due to teratogenicity and lack of safety data. </text:p>
      <text:p text:style-name="P2">- Routine anti-Xa monitoring is not required unless there are concerns about absorption or extremes of body weight.</text:p>
      <text:p text:style-name="Text_20_body">3. <text:span text:style-name="T16">A</text:span>voidance of Primary Systemic Thrombolysis:</text:p>
      <text:p text:style-name="Text_20_body">- Given the patient’s intermediate-high risk status without haemodynamic instability and pregnancy as a relative contraindication, systemic thrombolysis is **not recommended** due to high bleeding risk and potential fetal harm. </text:p>
      <text:p text:style-name="P2">- Thrombolytic therapy should be reserved only as rescue treatment if the patient develops haemodynamic instability or circulatory collapse.</text:p>
      <text:p text:style-name="Text_20_body">4. Consideration of Alternative Reperfusion Therapies:</text:p>
      <text:p text:style-name="P2">- If haemodynamic deterioration occurs and thrombolysis is contraindicated or not feasible, consider surgical pulmonary embolectomy or percutaneous catheter-directed therapies, provided expertise and resources are available. </text:p>
      <text:p text:style-name="P2">- These options should be discussed with a multidisciplinary team including cardiology, pulmonology, obstetrics, and cardiothoracic surgery.</text:p>
      <text:p text:style-name="Text_20_body">5. Further Diagnostic and Monitoring Tests:</text:p>
      <text:p text:style-name="P2">- Repeat echocardiography as clinically indicated to monitor RV function and detect early signs of deterioration. </text:p>
      <text:p text:style-name="P2">- Continuous fetal monitoring should be performed in collaboration with obstetrics. </text:p>
      <text:p text:style-name="P2">- No immediate need for additional imaging unless clinical status changes.</text:p>
      <text:p text:style-name="Text_20_body">6. Transition of Anticoagulation:</text:p>
      <text:p text:style-name="Text_20_body">- Continue LMWH throughout pregnancy. </text:p>
      <text:p text:style-name="Text_20_body">- Postpartum anticoagulation management should be planned in advance, considering the safety profile of anticoagulants in breastfeeding and postpartum period.</text:p>
      <text:p text:style-name="Text_20_body">7. Patient Counseling and Precautions:</text:p>
      <text:p text:style-name="Text_20_body">- Educate the patient about signs of clinical deterioration (e.g., worsening dyspnea, chest pain, syncope) requiring urgent medical attention. </text:p>
      <text:p text:style-name="Text_20_body">- Emphasize adherence to anticoagulation and follow-up appointments.</text:p>
      <text:p text:style-name="Text_20_body"><text:soft-page-break/><text:line-break/>- Summary: </text:p>
      <text:p text:style-name="Text_20_body">This young pregnant patient has confirmed intermediate-high risk PE with RV dysfunction and elevated troponin but remains haemodynamically stable. The safest and evidence-based approach is hospitalization with close monitoring and initiation of therapeutic LMWH anticoagulation. Systemic thrombolysis is contraindicated as primary therapy due to pregnancy and bleeding risk but should be reserved as rescue therapy if haemodynamic instability develops. Alternative reperfusion options may be considered if deterioration occurs and thrombolysis is contraindicated. Close multidisciplinary management including obstetrics is essential to optimize maternal and fetal outcomes.</text:p>
      <text:p text:style-name="Text_20_body"/>
      <text:p text:style-name="P1">###### Detected Hallucinations: ######</text:p>
      <text:p text:style-name="P5"><text:s/>[] <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8pt" fo:font-weight="bold" officeooo:rsid="0006382b"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0T12:51:51.900000000</meta:creation-date>
    <dc:date>2025-07-04T11:28:28.627000000</dc:date>
    <meta:editing-duration>PT2H2M40S</meta:editing-duration>
    <meta:editing-cycles>6</meta:editing-cycles>
    <meta:generator>LibreOffice/7.6.2.1$Windows_X86_64 LibreOffice_project/56f7684011345957bbf33a7ee678afaf4d2ba333</meta:generator>
    <meta:document-statistic meta:table-count="0" meta:image-count="0" meta:object-count="0" meta:page-count="12" meta:paragraph-count="231" meta:word-count="3058" meta:character-count="21097" meta:non-whitespace-character-count="18273"/>
  </office:meta>
</office:document-meta>
</file>